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2 - Modèles économiques des entreprises technologiques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- Fournisseur de biens ou services (B2B, B2C)</text:span><text:span text:style-name="T4"><text:line-break/></text:span><text:span text:style-name="T4"><text:line-break/></text:span><text:span text:style-name="T4">- Éditeurs logiciels</text:span><text:span text:style-name="T4"><text:line-break/></text:span><text:span text:style-name="T4"><text:line-break/></text:span><text:span text:style-name="T3">- Intégrateur</text:span><text:span text:style-name="T3"><text:line-break/></text:span><text:span text:style-name="T3"><text:line-break/></text:span><text:span text:style-name="T3">- Entreprise de pres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Fournisseur de biens ou servic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>Fournit un service ou un bien utilisé par des utilisateurs.</text:span><text:span text:style-name="T4"><text:line-break/></text:span><text:span text:style-name="T4"><text:line-break/></text:span><text:span text:style-name="T4">Exemples : une boulangerie, Netflix, La Poste, un assureur, Samsung, Moodle, Google</text:span><text:span text:style-name="T4"><text:line-break/></text:span><text:span text:style-name="T4"><text:line-break/></text:span><text:span text:style-name="T4"><text:line-break/></text:span><text:span text:style-name="T4">2 types :</text:span><text:span text:style-name="T4"><text:line-break/></text:span><text:span text:style-name="T4">- B2B (business to business)</text:span><text:span text:style-name="T4"><text:line-break/></text:span><text:span text:style-name="T4">- B2C (business to customer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Éditeur logic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Sous-catégorie des fournisseurs de services : solutions logicielles</text:span><text:span text:style-name="T4"><text:line-break/></text:span><text:span text:style-name="T4"><text:line-break/></text:span><text:span text:style-name="T4"><text:line-break/></text:span><text:span text:style-name="T4">Exemples : Microsoft Office, Atom (Github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Intégrateur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’intégrateur aide son client à utiliser un logiciel tiers.</text:span><text:span text:style-name="T4"><text:line-break/></text:span><text:span text:style-name="T4"><text:line-break/></text:span><text:span text:style-name="T4"><text:line-break/></text:span><text:span text:style-name="T4">Exemple : Une banque souhaite analyser son activité avec la plateforme d’analyse Dataiku. Il fait appel à un intégrateur pour mettre en place les flux d’information depuis son système d’information vers Dataiku.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acteurs</text:span><text:span text:style-name="T1"><text:line-break/></text:span><text:span text:style-name="T3">Entreprise de prest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5" draw:text-style-name="P4" draw:layer="layout" svg:width="26.599cm" svg:height="18.439cm" svg:x="0.702cm" svg:y="3.664cm" presentation:class="title" presentation:user-transformed="true">
          <draw:text-box>
            <text:p text:style-name="P3"><text:span text:style-name="T4">Avant : « Société de Service en Ingénierie Informatique » (SSII) / Maintenant : « Entreprise de Services Numériques » (ESN)</text:span><text:span text:style-name="T4"><text:line-break/></text:span><text:span text:style-name="T4"><text:line-break/></text:span><text:span text:style-name="T4">L’entreprise de prestation :</text:span><text:span text:style-name="T4"><text:line-break/></text:span><text:span text:style-name="T4">- livre à son client un logiciel sur mesure</text:span><text:span text:style-name="T4"><text:line-break/></text:span><text:span text:style-name="T4">- ou bien « prête » ses salariés au client</text:span><text:span text:style-name="T4"><text:line-break/></text:span><text:span text:style-name="T4"><text:line-break/></text:span><text:span text:style-name="T4">Exemples :</text:span><text:span text:style-name="T4"><text:line-break/></text:span><text:span text:style-name="T4">- un commerce commande un site web à une entreprise web</text:span><text:span text:style-name="T4"><text:line-break/></text:span><text:span text:style-name="T4">- une banque « emprunte » un développeur web à une EN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- Vente de matériel</text:span><text:span text:style-name="T4"><text:line-break/></text:span><text:span text:style-name="T4">- Vente de licences d’utilisation</text:span><text:span text:style-name="T4"><text:line-break/></text:span><text:span text:style-name="T4">- Software as a Service (SaaS)</text:span><text:span text:style-name="T4"><text:line-break/></text:span><text:span text:style-name="T4">- Vente de code source</text:span><text:span text:style-name="T4"><text:line-break/></text:span><text:span text:style-name="T4">- Vente de temps de travail</text:span><text:span text:style-name="T4"><text:line-break/></text:span><text:span text:style-name="T4">- Vente de support</text:span><text:span text:style-name="T4"><text:line-break/></text:span><text:span text:style-name="T4">- Modèle Freemium</text:span><text:span text:style-name="T4"><text:line-break/></text:span><text:span text:style-name="T4">- Modèle de plateforme</text:span><text:span text:style-name="T4"><text:line-break/></text:span><text:span text:style-name="T4">- Modèles indirects</text:span><text:span text:style-name="T4"><text:line-break/></text:span><text:span text:style-name="T4">- Autres modè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matérie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Courant jusque dans les années 90, rare aujourd’hui.</text:span><text:span text:style-name="T4"><text:line-break/></text:span><text:span text:style-name="T4"><text:line-break/></text:span><text:span text:style-name="T4"><text:line-break/></text:span><text:span text:style-name="T4">Exemples : IBM (années 70-90), consoles de jeux (Nitendo Switch &amp; The Legend of Zelda), Appl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licences d’utilisation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tiliser le logiciel. Le prix est proportionnel au nombre d’utilisateurs. Le client paye en une fois, ou souscrit un abonnement.</text:span><text:span text:style-name="T4"><text:line-break/></text:span><text:span text:style-name="T4"><text:line-break/></text:span><text:span text:style-name="T4"><text:line-break/></text:span><text:span text:style-name="T4">Exemples : Matlab, Microsoft Windows, Microsoft Office, jeux vidéos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Software as a Service (SaaS)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aye pour utiliser le logiciel. Le prix est proportionnel à son utilisation : durée d’utilisation ou nombre d’utilisations.</text:span><text:span text:style-name="T4"><text:line-break/></text:span><text:span text:style-name="T4"><text:line-break/></text:span><text:span text:style-name="T4">Voir aussi :</text:span><text:span text:style-name="T4"><text:line-break/></text:span><text:span text:style-name="T4">- Platform as a Service (PaaS)</text:span><text:span text:style-name="T4"><text:line-break/></text:span><text:span text:style-name="T4">- Infrastructure as a Service (IAAS)</text:span><text:span text:style-name="T4"><text:line-break/></text:span><text:span text:style-name="T4"><text:line-break/></text:span><text:span text:style-name="T4">Exemples : Amazon Web Services (AW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code sourc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code source. Il fait ce qu’il veut du code source.</text:span><text:span text:style-name="T4"><text:line-break/></text:span><text:span text:style-name="T4"><text:line-break/></text:span><text:span text:style-name="T4">Le prestataire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temps de travail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un nombre convenu de journées de travail. Il fait ce qu’il veut du produit du travail.</text:span><text:span text:style-name="T4"><text:line-break/></text:span><text:span text:style-name="T4"><text:line-break/></text:span><text:span text:style-name="T4">Le client supporte les risques de retard.</text:span><text:span text:style-name="T4"><text:line-break/></text:span><text:span text:style-name="T4"><text:line-break/></text:span><text:span text:style-name="T4"><text:line-break/></text:span><text:span text:style-name="T4">Exemples : sites internet, logiciel sur mesure (les mêmes que pour la vente de code source)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Vente de support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<text:line-break/></text:span><text:span text:style-name="T4">Le client paye pour avoir la garantie d’être assisté, en cas de problème ou pour des mises à jour.</text:span><text:span text:style-name="T4"><text:line-break/></text:span><text:span text:style-name="T4"><text:line-break/></text:span><text:span text:style-name="T4">Souvent, les éditeurs « open-source » utilisent ce modèle.</text:span><text:span text:style-name="T4"><text:line-break/></text:span><text:span text:style-name="T4"><text:line-break/></text:span><text:span text:style-name="T4">Exemple : un commerce paye 500€ par mois une entreprise web pour tenir à jour son site web.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Freemium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Le client peut utiliser gratuitement une version bridée du logiciel, ou payer.</text:span><text:span text:style-name="T4"><text:line-break/></text:span><text:span text:style-name="T4"><text:line-break/></text:span><text:span text:style-name="T4">Souvent, cette stratégie vise les </text:span><text:span text:style-name="T5">prescripteurs d’achat</text:span><text:span text:style-name="T4">.</text:span><text:span text:style-name="T4"><text:line-break/></text:span><text:span text:style-name="T4"><text:line-break/></text:span><text:span text:style-name="T4">Exemple : Deezer, League of Legends, GitH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 de plateforme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Un plateforme met en relation des acteurs, et garde une commission.</text:span><text:span text:style-name="T4"><text:line-break/></text:span><text:span text:style-name="T4"><text:line-break/></text:span><text:span text:style-name="T4">Plus une plateforme est utilisée, plus elle est intéressante (effet de réseau).</text:span><text:span text:style-name="T4"><text:line-break/></text:span><text:span text:style-name="T4"><text:line-break/></text:span><text:span text:style-name="T4">Exemple : amazon.com, Google Play, Blablacar, cabinet de recrutement, Leetchi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Modèles indirect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« Si c’est gratuit, c’est toi le produit. »</text:span><text:span text:style-name="T4"><text:line-break/></text:span><text:span text:style-name="T4"><text:line-break/></text:span><text:span text:style-name="T4">Le vrai client (celui qui paye) n’est pas l’utilisateur du logiciel.</text:span><text:span text:style-name="T4"><text:line-break/></text:span><text:span text:style-name="T4"><text:line-break/></text:span><text:span text:style-name="T4"><text:line-break/></text:span><text:span text:style-name="T4">Exemple : Facebook, Ly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Différents modèles</text:span><text:span text:style-name="T1"><text:line-break/></text:span><text:span text:style-name="T3">Autres modèles</text:span></text:p>
          </draw:text-box>
        </draw:frame>
        <draw:frame presentation:style-name="pr4" draw:text-style-name="P4" draw:layer="layout" svg:width="26.599cm" svg:height="16.256cm" svg:x="0.701cm" svg:y="4.064cm" presentation:class="title" presentation:user-transformed="true">
          <draw:text-box>
            <text:p text:style-name="P3"><text:span text:style-name="T4"><text:line-break/></text:span><text:span text:style-name="T4"/></text:p>
          </draw:text-box>
        </draw:frame>
        <draw:frame presentation:style-name="pr4" draw:text-style-name="P4" draw:layer="layout" svg:width="26.599cm" svg:height="16.256cm" svg:x="0.702cm" svg:y="4.064cm" presentation:class="title" presentation:user-transformed="true">
          <draw:text-box>
            <text:p text:style-name="P3"><text:span text:style-name="T4"><text:line-break/></text:span><text:span text:style-name="T4">Certains logiciels ou services n’exigent aucune rétribution. Ils peuvent reposer sur du bénévolat ou des dons.</text:span><text:span text:style-name="T4"><text:line-break/></text:span><text:span text:style-name="T4"><text:line-break/></text:span><text:span text:style-name="T4">Des entreprises peuvent proposer des prestations autour de ces logiciels (intégration, support, ...)</text:span><text:span text:style-name="T4"><text:line-break/></text:span><text:span text:style-name="T4"><text:line-break/></text:span><text:span text:style-name="T4">Exemple : Linux, Wikipedia, OpenStreetMap, Wikilea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19-10-08T10:29:22.995096629</dc:date>
    <meta:editing-duration>PT3H41M26S</meta:editing-duration>
    <meta:editing-cycles>74</meta:editing-cycles>
    <meta:generator>LibreOffice/6.0.7.3$Linux_X86_64 LibreOffice_project/00m0$Build-3</meta:generator>
    <meta:document-statistic meta:object-count="102"/>
  </office:meta>
</office:document-meta>
</file>